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7.036cm" style:rel-column-width="26214*"/>
    </style:style>
    <style:style style:name="Tabla1.B" style:family="table-column">
      <style:table-column-properties style:column-width="3.517cm" style:rel-column-width="13107*"/>
    </style:style>
    <style:style style:name="Tabla1.1" style:family="table-row">
      <style:table-row-properties fo:keep-together="auto"/>
    </style:style>
    <style:style style:name="Tabla1.A1" style:family="table-cell" style:data-style-name="N20100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 style:data-style-name="N20100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A5" style:family="table-cell" style:data-style-name="N201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5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592c2" officeooo:paragraph-rsid="000592c2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2c2" officeooo:paragraph-rsid="00059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92c2" officeooo:paragraph-rsid="000592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20000" number:language="es" number:country="MX">
      <number:number number:min-integer-digits="1"/>
    </number:number-style>
    <number:text-style style:name="N20100" number:language="es" number:country="MX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 table:template-name="Académico">
        <table:table-column table:style-name="Tabla1.A"/>
        <table:table-column table:style-name="Tabla1.B" table:number-columns-repeated="3"/>
        <table:table-row table:style-name="Tabla1.1">
          <table:table-cell table:style-name="Tabla1.A1" office:value-type="float" office:value="0">
            <text:p text:style-name="P4">Zona 1</text:p>
          </table:table-cell>
          <table:table-cell table:style-name="Tabla1.A1" office:value-type="float" office:value="0">
            <text:p text:style-name="P4">Zona 2 </text:p>
          </table:table-cell>
          <table:table-cell table:style-name="Tabla1.A1" office:value-type="float" office:value="0">
            <text:p text:style-name="P4">Zona 3</text:p>
          </table:table-cell>
          <table:table-cell table:style-name="Tabla1.A1" office:value-type="float" office:value="0">
            <text:p text:style-name="P4">Zona 4</text:p>
          </table:table-cell>
        </table:table-row>
        <table:table-row table:style-name="Tabla1.1">
          <table:table-cell table:style-name="Tabla1.A2" office:value-type="float" office:value="0">
            <text:p text:style-name="P2">Loreto</text:p>
          </table:table-cell>
          <table:table-cell table:style-name="Tabla1.B2" office:value-type="float" office:value="0">
            <text:p text:style-name="P2">Pto. Adolofo Lopez Mateos</text:p>
          </table:table-cell>
          <table:table-cell table:style-name="Tabla1.B2" office:value-type="float" office:value="0">
            <text:p text:style-name="P2">Bahía Tortugas</text:p>
          </table:table-cell>
          <table:table-cell table:style-name="Tabla1.B2" office:value-type="float" office:value="0">
            <text:p text:style-name="P2">Guerrero Negro</text:p>
          </table:table-cell>
        </table:table-row>
        <table:table-row table:style-name="Tabla1.1">
          <table:table-cell table:style-name="Tabla1.A2" office:value-type="float" office:value="0">
            <text:p text:style-name="P2">La Paz</text:p>
          </table:table-cell>
          <table:table-cell table:style-name="Tabla1.B2" office:value-type="float" office:value="0">
            <text:p text:style-name="P2">Cd. Constitución</text:p>
          </table:table-cell>
          <table:table-cell table:style-name="Tabla1.B2" office:value-type="float" office:value="0">
            <text:p text:style-name="P2">Bahía Asunción</text:p>
          </table:table-cell>
          <table:table-cell table:style-name="Tabla1.B2">
            <text:p text:style-name="P3"/>
          </table:table-cell>
        </table:table-row>
        <table:table-row table:style-name="Tabla1.1">
          <table:table-cell table:style-name="Tabla1.A2" office:value-type="float" office:value="0">
            <text:p text:style-name="P2">Santa Rosalía</text:p>
          </table:table-cell>
          <table:table-cell table:style-name="Tabla1.B2" office:value-type="float" office:value="0">
            <text:p text:style-name="P2">Pto. San Carlos</text:p>
          </table:table-cell>
          <table:table-cell table:style-name="Tabla1.B2" office:value-type="float" office:value="0">
            <text:p text:style-name="P2">Punta Abreojos</text:p>
          </table:table-cell>
          <table:table-cell table:style-name="Tabla1.B2">
            <text:p text:style-name="P3"/>
          </table:table-cell>
        </table:table-row>
        <table:table-row table:style-name="Tabla1.1">
          <table:table-cell table:style-name="Tabla1.A5" office:value-type="float" office:value="0">
            <text:p text:style-name="P2">Los Cabos</text:p>
          </table:table-cell>
          <table:table-cell table:style-name="Tabla1.B5">
            <text:p text:style-name="P3"/>
          </table:table-cell>
          <table:table-cell table:style-name="Tabla1.B5" office:value-type="float" office:value="0">
            <text:p text:style-name="P2">Isla de Cedros</text:p>
          </table:table-cell>
          <table:table-cell table:style-name="Tabla1.B5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émico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2" style:family="table-cell">
      <style:table-cell-properties fo:border-bottom="0.74pt solid #000000" fo:padding="0cm" fo:padding-left="0cm" fo:padding-right="0cm" fo:padding-top="0cm" fo:padding-bottom="0cm" style:data-style-name="20000"/>
    </style:style>
    <style:style style:name="Académico.3" style:family="table-cell">
      <style:table-cell-properties fo:padding="0cm" fo:padding-left="0cm" fo:padding-right="0cm" fo:padding-top="0cm" fo:padding-bottom="0cm" style:data-style-name="20100"/>
    </style:style>
    <style:style style:name="Académico.4" style:family="table-cell">
      <style:table-cell-properties fo:padding="0cm" fo:padding-left="0cm" fo:padding-right="0cm" fo:padding-top="0cm" fo:padding-bottom="0cm" style:data-style-name="20000"/>
    </style:style>
    <style:style style:name="Académico.5" style:family="table-cell">
      <style:table-cell-properties fo:padding="0cm" fo:padding-left="0cm" fo:padding-right="0cm" fo:padding-top="0cm" fo:padding-bottom="0cm" style:data-style-name="20000"/>
    </style:style>
    <style:style style:name="Académico.6" style:family="table-cell">
      <style:table-cell-properties fo:padding="0cm" fo:padding-left="0cm" fo:padding-right="0cm" fo:padding-top="0cm" fo:padding-bottom="0cm" style:data-style-name="20100"/>
    </style:style>
    <style:style style:name="Académico.7" style:family="table-cell">
      <style:table-cell-properties fo:padding="0cm" fo:padding-left="0cm" fo:padding-right="0cm" fo:padding-top="0cm" fo:padding-bottom="0cm" style:data-style-name="20000"/>
    </style:style>
    <style:style style:name="Académico.8" style:family="table-cell">
      <style:table-cell-properties fo:padding="0cm" fo:padding-left="0cm" fo:padding-right="0cm" fo:padding-top="0cm" fo:padding-bottom="0cm" style:data-style-name="20000"/>
    </style:style>
    <style:style style:name="Académico.9" style:family="table-cell">
      <style:table-cell-properties fo:padding="0cm" fo:padding-left="0cm" fo:padding-right="0cm" fo:padding-top="0cm" fo:padding-bottom="0cm" style:data-style-name="20000"/>
    </style:style>
    <style:style style:name="Académico.10" style:family="table-cell">
      <style:table-cell-properties fo:padding="0cm" fo:padding-left="0cm" fo:padding-right="0cm" fo:padding-top="0cm" fo:padding-bottom="0cm" style:data-style-name="20000"/>
    </style:style>
    <style:style style:name="Académico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13" style:family="table-cell">
      <style:table-cell-properties fo:border-bottom="0.74pt solid #000000" fo:padding="0cm" fo:padding-left="0cm" fo:padding-right="0cm" fo:padding-top="0cm" fo:padding-bottom="0cm" style:data-style-name="20100"/>
    </style:style>
    <style:style style:name="Académico.14" style:family="table-cell">
      <style:table-cell-properties fo:border-bottom="0.74pt solid #000000" fo:padding="0cm" fo:padding-left="0cm" fo:padding-right="0cm" fo:padding-top="0cm" fo:padding-bottom="0cm" style:data-style-name="20000"/>
    </style:style>
    <style:style style:name="Académico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16" style:family="table-cell">
      <style:table-cell-properties fo:border-bottom="0.74pt solid #000000" fo:padding="0cm" fo:padding-left="0cm" fo:padding-right="0cm" fo:padding-top="0cm" fo:padding-bottom="0cm" style:data-style-name="20000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0:44:47.745695023</meta:creation-date>
    <dc:date>2018-11-26T06:14:35.738326698</dc:date>
    <meta:editing-duration>PT18H48M37S</meta:editing-duration>
    <meta:editing-cycles>1</meta:editing-cycles>
    <meta:document-statistic meta:table-count="1" meta:image-count="0" meta:object-count="0" meta:page-count="1" meta:paragraph-count="16" meta:word-count="35" meta:character-count="185" meta:non-whitespace-character-count="165"/>
    <meta:generator>LibreOffice/6.0.6.2$Linux_X86_64 LibreOffice_project/00m0$Build-2</meta:generator>
  </office:meta>
</office:document-meta>
</file>